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fo:text-align="center" style:justify-single-word="false"/>
      <style:text-properties fo:color="#c9211e" fo:font-weight="bold" style:font-weight-asian="bold" style:font-weight-complex="bold"/>
    </style:style>
    <style:style style:name="P3" style:family="paragraph" style:parent-style-name="Standard">
      <style:paragraph-properties style:line-height-at-least="0.503cm"/>
      <style:text-properties fo:color="#1c1c1c" style:font-name="Droid Sans Mono" fo:font-size="10.5pt" fo:font-weight="normal" fo:background-color="transparent"/>
    </style:style>
    <style:style style:name="P4" style:family="paragraph" style:parent-style-name="Standard">
      <style:paragraph-properties style:line-height-at-least="0.503cm"/>
      <style:text-properties fo:color="#1c1c1c" style:font-name="Droid Sans Mono" fo:font-size="10.5pt" fo:font-weight="normal" officeooo:paragraph-rsid="001a59a2" fo:background-color="transparent"/>
    </style:style>
    <style:style style:name="P5" style:family="paragraph" style:parent-style-name="Standard">
      <style:text-properties fo:color="#1c1c1c" style:font-name="Droid Sans Mono" fo:font-size="10.5pt" fo:font-weight="normal" fo:background-color="transparent" style:font-size-asian="14pt" style:font-size-complex="14pt"/>
    </style:style>
    <style:style style:name="P6" style:family="paragraph" style:parent-style-name="Standard">
      <style:paragraph-properties style:line-height-at-least="0.503cm"/>
      <style:text-properties fo:color="#1c1c1c" style:font-name="Droid Sans Mono" fo:font-size="14pt" fo:font-weight="normal" fo:background-color="transparent" style:font-size-asian="14pt" style:font-size-complex="14pt"/>
    </style:style>
    <style:style style:name="P7" style:family="paragraph" style:parent-style-name="Standard">
      <style:paragraph-properties style:line-height-at-least="0.503cm"/>
      <style:text-properties fo:color="#1c1c1c" fo:background-color="transparent"/>
    </style:style>
    <style:style style:name="P8" style:family="paragraph" style:parent-style-name="Standard">
      <style:text-properties fo:color="#1c1c1c" fo:font-size="14pt" fo:background-color="transparent" style:font-size-asian="14pt" style:font-size-complex="14pt"/>
    </style:style>
    <style:style style:name="P9" style:family="paragraph" style:parent-style-name="Standard">
      <style:text-properties fo:color="#1c1c1c" fo:font-size="14pt" officeooo:rsid="00064a2a" officeooo:paragraph-rsid="00064a2a" fo:background-color="transparent" style:font-size-asian="14pt" style:font-size-complex="14pt"/>
    </style:style>
    <style:style style:name="P10" style:family="paragraph" style:parent-style-name="Standard">
      <style:text-properties fo:color="#1c1c1c" fo:font-size="14pt" officeooo:paragraph-rsid="00064a2a" fo:background-color="transparent"/>
    </style:style>
    <style:style style:name="P11" style:family="paragraph" style:parent-style-name="Standard">
      <style:text-properties officeooo:paragraph-rsid="0004fb3d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text-properties fo:color="#eeeeee" style:font-name="Droid Sans Mono" fo:font-size="10.5pt" fo:font-weight="normal" fo:background-color="#111111" style:font-size-asian="14pt" style:font-size-complex="14pt"/>
    </style:style>
    <style:style style:name="P1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ce9178" officeooo:rsid="00102232"/>
    </style:style>
    <style:style style:name="T6" style:family="text">
      <style:text-properties officeooo:rsid="000341a3"/>
    </style:style>
    <style:style style:name="T7" style:family="text">
      <style:text-properties fo:color="#dcdcaa"/>
    </style:style>
    <style:style style:name="T8" style:family="text">
      <style:text-properties officeooo:rsid="00064a2a"/>
    </style:style>
    <style:style style:name="T9" style:family="text">
      <style:text-properties officeooo:rsid="00102232"/>
    </style:style>
    <style:style style:name="T10" style:family="text">
      <style:text-properties officeooo:rsid="0010dccf"/>
    </style:style>
    <style:style style:name="T11" style:family="text">
      <style:text-properties fo:color="#ff0000"/>
    </style:style>
    <style:style style:name="T12" style:family="text">
      <style:text-properties fo:color="#ff0000" officeooo:rsid="00102232"/>
    </style:style>
    <style:style style:name="T13" style:family="text">
      <style:text-properties officeooo:rsid="00064a2a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*********** <text:span text:style-name="T6">Country Code************</text:span></text:p>
      <text:p text:style-name="Standard"/>
      <text:p text:style-name="Standard"/>
      <text:p text:style-name="P11"><text:s text:c="2"/>Country COde https://codepen.io/jackocnr/pen/eBbMPY </text:p>
      <text:p text:style-name="P11">2.. https://www.jqueryscript.net/form/jQuery-International-Telephone-Input-With-Flags-Dial-Codes.html</text:p>
      <text:p text:style-name="Standard"/>
      <text:p text:style-name="Standard"/>
      <text:p text:style-name="Standard"/>
      <text:p text:style-name="P6">&lt;link rel="stylesheet" href="https://cdnjs.cloudflare.com/ajax/libs/intl-tel-input/17.0.8/css/intlTelInput.css" /&gt;</text:p>
      <text:p text:style-name="P6">&lt;script src="https://cdnjs.cloudflare.com/ajax/libs/intl-tel-input/17.0.8/js/intlTelInput.min.js"&gt;&lt;/script&gt;</text:p>
      <text:p text:style-name="P8"/>
      <text:p text:style-name="P8"/>
      <text:p text:style-name="P5">&lt;input type="tel" value="3" <text:span text:style-name="T11">id="co</text:span><text:span text:style-name="T12">ntact_number</text:span><text:span text:style-name="T11">"</text:span> <text:s/>name="code[main]"&gt;</text:p>
      <text:p text:style-name="P8"/>
      <text:p text:style-name="P13">&lt;input type="hidden"<text:span text:style-name="T11"> id="country_code"</text:span> value="" name= "countryCode"&gt; // to get value of ajax variable</text:p>
      <text:p text:style-name="P8"/>
      <text:p text:style-name="P8"/>
      <text:p text:style-name="P10"><text:span text:style-name="T13">&lt;script&gt;</text:span></text:p>
      <text:p text:style-name="P3">var input = document.querySelector("#contact_number");</text:p>
      <text:p text:style-name="P4">console.log(input);</text:p>
      <text:p text:style-name="P3">var iti = window.intlTelInput(input, ({</text:p>
      <text:p text:style-name="P3">initialCountry: "us",</text:p>
      <text:p text:style-name="P3">formatOnDisplay: true,</text:p>
      <text:p text:style-name="P3">separateDialCode: true,</text:p>
      <text:p text:style-name="P7"/>
      <text:p text:style-name="P3">}));</text:p>
      <text:p text:style-name="P3">input.addEventListener("countrychange", function() {</text:p>
      <text:p text:style-name="P7"/>
      <text:p text:style-name="P3">let getCode = iti.getSelectedCountryData();</text:p>
      <text:p text:style-name="P3">let countryCode = getCode.dialCode;</text:p>
      <text:p text:style-name="P3">console.log(getCode, countryCode);</text:p>
      <text:p text:style-name="P3"/>
      <text:p text:style-name="P1"><text:span text:style-name="T7">$</text:span>(<text:span text:style-name="T4">'#country_code'</text:span>).<text:span text:style-name="T7">val</text:span>(<text:span text:style-name="T3">countryCode</text:span>); <text:s text:c="9"/>// <text:span text:style-name="T10">to send value in text field </text:span></text:p>
      <text:p text:style-name="P3"><text:s/></text:p>
      <text:p text:style-name="P7"/>
      <text:p text:style-name="P3">});</text:p>
      <text:p text:style-name="P3"/>
      <text:p text:style-name="P9">&lt;/script&gt;</text:p>
      <text:p text:style-name="P9"/>
      <text:p text:style-name="P9"/>
      <text:p text:style-name="P9">------------------</text:p>
      <text:p text:style-name="P9"/>
      <text:p text:style-name="P9"><text:soft-page-break/></text:p>
      <text:p text:style-name="P1"><text:span text:style-name="T2">var</text:span> <text:span text:style-name="T3">input</text:span> = <text:span text:style-name="T3">document</text:span>.<text:span text:style-name="T7">querySelector</text:span>(<text:span text:style-name="T4">"input"</text:span>);</text:p>
      <text:p text:style-name="P14">// var form = document.querySelector("form");</text:p>
      <text:p text:style-name="P14">// result = document.querySelector("#result");</text:p>
      <text:p text:style-name="P12"/>
      <text:p text:style-name="P1"><text:span text:style-name="T3">console</text:span>.<text:span text:style-name="T7">log</text:span>(<text:span text:style-name="T3">input</text:span>);</text:p>
      <text:p text:style-name="P14">// var iti = intlTelInput(input, {</text:p>
      <text:p text:style-name="P14">// initialCountry: "us",</text:p>
      <text:p text:style-name="P14">// formatOnDisplay: true,</text:p>
      <text:p text:style-name="P12"/>
      <text:p text:style-name="P14">// });</text:p>
      <text:p text:style-name="P12"/>
      <text:p text:style-name="P14">// form.addEventListener("submit", function(e) {</text:p>
      <text:p text:style-name="P14">// e.preventDefault();</text:p>
      <text:p text:style-name="P14">// var num = iti.getNumber(),</text:p>
      <text:p text:style-name="P14">// valid = iti.isValidNumber();</text:p>
      <text:p text:style-name="P14">// // debugger;</text:p>
      <text:p text:style-name="P14">// result.textContent = "Number: " + num + ", valid: " + valid;</text:p>
      <text:p text:style-name="P14">// }, false);</text:p>
      <text:p text:style-name="P12"/>
      <text:p text:style-name="P14">// input.addEventListener("focus", function() {</text:p>
      <text:p text:style-name="P14">// result.textContent = "";</text:p>
      <text:p text:style-name="P14">// }, false);</text:p>
      <text:p text:style-name="P12"/>
      <text:p text:style-name="P14">// ABOVE ALL CODE IS WORKING IF ONLY ONE INPUT TEXT IS AVAILABLE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2:47:09.784591799</meta:creation-date>
    <dc:date>2023-03-14T16:00:26.148210064</dc:date>
    <meta:editing-duration>PT3H3M2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160" meta:character-count="1657" meta:non-whitespace-character-count="1524"/>
  </office:meta>
</office:document-meta>
</file>